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system" style:font-pitch="variable"/>
    <style:font-face style:name="Wingdings1" svg:font-family="Wingdings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left="0in" fo:margin-right="0in" fo:margin-top="0.1457in" fo:margin-bottom="0in" loext:contextual-spacing="false" style:line-height-at-least="0.0102in" fo:text-align="start" style:justify-single-word="false" fo:keep-together="auto" fo:orphans="2" fo:widows="2" fo:text-indent="0in" style:auto-text-indent="false" fo:background-color="#ffffff" fo:keep-with-next="auto" text:number-lines="true" text:line-number="0"/>
      <style:text-properties officeooo:paragraph-rsid="00090799"/>
    </style:style>
    <style:style style:name="P2" style:family="paragraph" style:parent-style-name="Normal_20__28_Web_29_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keep-together="auto" fo:orphans="2" fo:widows="2" fo:text-indent="0in" style:auto-text-indent="false" fo:background-color="#ffffff" fo:keep-with-next="auto" text:number-lines="true" text:line-number="0"/>
      <style:text-properties officeooo:paragraph-rsid="00090799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077eb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77eb1" officeooo:paragraph-rsid="00077eb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90799" officeooo:paragraph-rsid="00090799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text-align="start" style:justify-single-word="false" fo:keep-together="auto" fo:orphans="2" fo:widows="2" fo:text-indent="-0.25in" style:auto-text-indent="false" fo:keep-with-next="auto" text:number-lines="true" text:line-number="0"/>
      <style:text-properties officeooo:rsid="00090799" officeooo:paragraph-rsid="00090799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text-align="start" style:justify-single-word="false" fo:keep-together="auto" fo:orphans="2" fo:widows="2" fo:text-indent="-0.25in" style:auto-text-indent="false" fo:keep-with-next="auto" text:number-lines="true" text:line-number="0"/>
      <style:text-properties officeooo:paragraph-rsid="00090799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align="start" style:justify-single-word="false" fo:keep-together="auto" fo:orphans="2" fo:widows="2" fo:text-indent="-0.25in" style:auto-text-indent="false" fo:keep-with-next="auto" text:number-lines="true" text:line-number="0"/>
      <style:text-properties officeooo:paragraph-rsid="00090799"/>
    </style:style>
    <style:style style:name="P9" style:family="paragraph" style:parent-style-name="Standard" style:list-style-name="WWNum3">
      <style:paragraph-properties fo:margin-left="0.5in" fo:margin-right="0in" fo:margin-top="0.1945in" fo:margin-bottom="0in" loext:contextual-spacing="false" fo:text-align="start" style:justify-single-word="false" fo:keep-together="auto" fo:orphans="2" fo:widows="2" fo:text-indent="-0.25in" style:auto-text-indent="false" fo:keep-with-next="auto" text:number-lines="true" text:line-number="0"/>
      <style:text-properties officeooo:paragraph-rsid="00090799"/>
    </style:style>
    <style:style style:name="P10" style:family="paragraph" style:parent-style-name="Standard" style:list-style-name="WWNum4">
      <style:paragraph-properties fo:margin-left="0.5in" fo:margin-right="0in" fo:margin-top="0.1945in" fo:margin-bottom="0in" loext:contextual-spacing="false" fo:text-align="start" style:justify-single-word="false" fo:keep-together="auto" fo:orphans="2" fo:widows="2" fo:text-indent="-0.25in" style:auto-text-indent="false" fo:keep-with-next="auto" text:number-lines="true" text:line-number="0"/>
      <style:text-properties officeooo:paragraph-rsid="00090799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.1457in" fo:margin-bottom="0in" loext:contextual-spacing="false" style:line-height-at-least="0.0102in" fo:text-align="start" style:justify-single-word="false" fo:keep-together="auto" fo:orphans="2" fo:widows="2" fo:text-indent="0in" style:auto-text-indent="false" fo:background-color="#ffffff" fo:keep-with-next="auto" text:number-lines="true" text:line-number="0"/>
      <style:text-properties officeooo:paragraph-rsid="00090799"/>
    </style:style>
    <style:style style:name="T1" style:family="text">
      <style:text-properties style:font-name="Times New Roman" fo:font-size="18pt" fo:language="en" fo:country="none" style:font-size-asian="18pt" style:font-name-complex="Times New Roman1" style:font-size-complex="18pt"/>
    </style:style>
    <style:style style:name="T2" style:family="text">
      <style:text-properties fo:color="#24292e" style:font-name="Times New Roman" fo:font-size="18pt" style:font-size-asian="18pt" style:font-name-complex="Times New Roman1" style:font-size-complex="18pt"/>
    </style:style>
    <style:style style:name="T3" style:family="text">
      <style:text-properties fo:color="#24292e" style:font-name="Times New Roman" fo:font-size="18pt" officeooo:rsid="00077eb1" style:font-size-asian="18pt" style:font-name-complex="Times New Roman1" style:font-size-complex="18pt"/>
    </style:style>
    <style:style style:name="T4" style:family="text">
      <style:text-properties fo:font-variant="normal" fo:text-transform="none" fo:color="#292b2c" style:font-name="Times New Roman" fo:font-size="16pt" fo:letter-spacing="normal" fo:font-style="normal" fo:background-color="#ffffff" loext:char-shading-value="0" style:font-name-asian="Arial" style:font-size-asian="16pt" style:font-style-asian="normal" style:font-name-complex="Times New Roman1" style:font-size-complex="16pt"/>
    </style:style>
    <style:style style:name="T5" style:family="text">
      <style:text-properties fo:font-variant="normal" fo:text-transform="none" fo:color="#292b2c" style:font-name="Times New Roman" fo:font-size="16pt" fo:letter-spacing="normal" fo:font-style="normal" fo:font-weight="bold" fo:background-color="#ffffff" loext:char-shading-value="0" style:font-name-asian="Arial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fo:color="#292b2c" style:font-name="Times New Roman" fo:font-size="16pt" fo:letter-spacing="normal" fo:font-style="normal" fo:font-weight="bold" fo:background-color="#eeeeee" loext:char-shading-value="0" style:font-name-asian="Ubuntu Mono" style:font-size-asian="16pt" style:font-style-asian="normal" style:font-weight-asian="bold" style:font-name-complex="Times New Roman1" style:font-size-complex="16pt" loext:padding="0in" loext:border="none"/>
    </style:style>
    <style:style style:name="T7" style:family="text">
      <style:text-properties fo:font-variant="normal" fo:text-transform="none" fo:color="#292b2c" style:font-name="Times New Roman" fo:font-size="16pt" fo:letter-spacing="normal" fo:font-style="normal" fo:background-color="#eeeeee" loext:char-shading-value="0" style:font-name-asian="Ubuntu Mono" style:font-size-asian="16pt" style:font-style-asian="normal" style:font-name-complex="Times New Roman1" style:font-size-complex="16pt" loext:padding="0in" loext:border="none"/>
    </style:style>
    <style:style style:name="T8" style:family="text">
      <style:text-properties fo:font-variant="normal" fo:text-transform="none" fo:color="#1b1b1b" style:font-name="Times New Roman" fo:font-size="16pt" fo:letter-spacing="normal" fo:font-style="normal" fo:background-color="#ffffff" loext:char-shading-value="0" style:font-name-asian="Arial" style:font-size-asian="16pt" style:font-style-asian="normal" style:font-name-complex="Times New Roman1" style:font-size-complex="16pt"/>
    </style:style>
    <style:style style:name="T9" style:family="text">
      <style:text-properties fo:font-variant="normal" fo:text-transform="none" fo:color="#1b1b1b" style:font-name="Times New Roman" fo:font-size="16pt" fo:letter-spacing="normal" fo:font-style="normal" fo:background-color="#eeeeee" loext:char-shading-value="0" style:font-name-asian="Ubuntu Mono" style:font-size-asian="16pt" style:font-style-asian="normal" style:font-name-complex="Times New Roman1" style:font-size-complex="16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- </text:span><text:span text:style-name="T2">Một component có thể gọi nhiều component thông qua selector của component đó.</text:span></text:p>
      <text:p text:style-name="P3"><text:span text:style-name="T2">- </text:span><text:span text:style-name="T3">Ví dụ:</text:span></text:p>
      <text:p text:style-name="P4"><text:span text:style-name="T2">component A gọi component B qua selector của component B.</text:span></text:p>
      <text:p text:style-name="P4"><text:span text:style-name="T2">khi đó dữ liệu của component B sẽ nằm trong component A.</text:span></text:p>
      <text:p text:style-name="P5"><text:span text:style-name="T2">và gọi selector của component A sẽ hiển thị cả dữ liệu A và B.</text:span></text:p>
      <text:p text:style-name="P5"><text:span text:style-name="T2"/></text:p>
      <text:p text:style-name="P11"><text:span text:style-name="T5">Component Interaction :</text:span><text:span text:style-name="HTML_20_Code"><text:span text:style-name="T6">@Input</text:span></text:span></text:p>
      <text:p text:style-name="P2"><text:span text:style-name="T8">Để truyền dữ liệu từ component cha sang component con trong angular ta sẽ dùng </text:span><text:span text:style-name="HTML_20_Code"><text:span text:style-name="T9">@Input</text:span></text:span></text:p>
      <text:list xml:id="list3337617938" text:style-name="WWNum3">
        <text:list-item>
          <text:p text:style-name="P9"><text:span text:style-name="T4">Cần import input từ </text:span><text:span text:style-name="HTML_20_Code"><text:span text:style-name="T7">@angular/cor</text:span></text:span><text:bookmark text:name="_GoBack"/><text:span text:style-name="HTML_20_Code"><text:span text:style-name="T7">e</text:span></text:span></text:p>
        </text:list-item>
        <text:list-item>
          <text:p text:style-name="P7"><text:span text:style-name="T4">Truyền dữ liệu từ component cha (wrapper) và component con</text:span></text:p>
        </text:list-item>
        <text:list-item>
          <text:p text:style-name="P7"><text:span text:style-name="T4">Cú pháp : [] - cặp ngoặc vuông - để khai báo giá trị nhận vào</text:span></text:p>
        </text:list-item>
      </text:list>
      <text:p text:style-name="P1"><text:span text:style-name="T5">Component Interaction :</text:span><text:span text:style-name="HTML_20_Code"><text:span text:style-name="T6">@Output</text:span></text:span></text:p>
      <text:p text:style-name="P2"><text:span text:style-name="T8">Để truyền dữ liệu từ component con sang component cha trong angular ta sẽ dùng </text:span><text:span text:style-name="HTML_20_Code"><text:span text:style-name="T9">@Output</text:span></text:span><text:span text:style-name="T8"> và </text:span><text:span text:style-name="HTML_20_Code"><text:span text:style-name="T9">EventEmitter</text:span></text:span></text:p>
      <text:list xml:id="list3284139625" text:style-name="WWNum4">
        <text:list-item>
          <text:p text:style-name="P10"><text:span text:style-name="T4">Cần import Output, EventEmitter từ </text:span><text:span text:style-name="HTML_20_Code"><text:span text:style-name="T7">@angular/core</text:span></text:span></text:p>
        </text:list-item>
        <text:list-item>
          <text:p text:style-name="P8"><text:span text:style-name="T4">Truyền tải dữ liệu từ component con ra ngoài component cha</text:span></text:p>
        </text:list-item>
        <text:list-item>
          <text:p text:style-name="P6"><text:span text:style-name="T4">Cú pháp : () - Cặp ngoặc tròn - để khai báo giá trị trả ra ngoài</text:span></text:p>
        </text:list-item>
      </text:list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system" style:font-pitch="variable"/>
    <style:font-face style:name="Wingdings1" svg:font-family="Wingdings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in" loext:contextual-spacing="false" fo:line-height="115%" fo:text-align="start" style:justify-single-word="false" fo:text-indent="0in" style:auto-text-indent="false"/>
      <style:text-properties fo:font-size="12pt" fo:language="en" fo:country="US" style:letter-kerning="false" style:font-size-asian="12pt" style:language-asian="zh" style:country-asian="CN" style:font-size-complex="12pt" style:language-complex="ar" style:country-complex="none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945in" fo:margin-bottom="0.1945in" loext:contextual-spacing="false" fo:text-align="start" style:justify-single-word="false"/>
      <style:text-properties style:font-name="宋体" fo:font-family="宋体" style:font-family-generic="swiss" style:font-pitch="variable" fo:font-size="13pt" fo:language="en" fo:country="US" fo:font-weight="bold" style:letter-kerning="false" style:font-name-asian="宋体1" style:font-family-asian="宋体" style:font-family-generic-asian="system" style:font-pitch-asian="variable" style:font-size-asian="13pt" style:language-asian="zh" style:country-asian="CN" style:font-weight-asian="bold" style:font-name-complex="宋体1" style:font-family-complex="宋体" style:font-family-generic-complex="system" style:font-pitch-complex="variable" style:font-size-complex="13pt" style:language-complex="ar" style:country-complex="none" style:font-weight-complex="bold"/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21:51:52.371035075</meta:creation-date>
    <dc:date>2021-01-19T22:21:09.297676524</dc:date>
    <meta:editing-duration>PT11M47S</meta:editing-duration>
    <meta:editing-cycles>1</meta:editing-cycles>
    <meta:document-statistic meta:table-count="0" meta:image-count="0" meta:object-count="0" meta:page-count="1" meta:paragraph-count="15" meta:word-count="165" meta:character-count="836" meta:non-whitespace-character-count="692"/>
    <meta:generator>LibreOffice/6.4.6.2$Linux_X86_64 LibreOffice_project/40$Build-2</meta:generator>
  </office:meta>
</office:document-meta>
</file>